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ogle Sans" svg:font-family="'Google Sans', Roboto, Arial, sans-serif"/>
    <style:font-face style:name="Raleway" svg:font-family="Raleway"/>
    <style:font-face style:name="Roboto" svg:font-family="Roboto, Arial, 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995" officeooo:paragraph-rsid="00170995"/>
    </style:style>
    <style:style style:name="P2" style:family="paragraph" style:parent-style-name="Standard">
      <style:text-properties officeooo:rsid="0017359e" officeooo:paragraph-rsid="001933c7"/>
    </style:style>
    <style:style style:name="P3" style:family="paragraph" style:parent-style-name="Standard">
      <style:text-properties style:font-name="Liberation Sans" fo:font-size="12pt" officeooo:rsid="0017359e" officeooo:paragraph-rsid="0017359e" style:font-size-asian="12pt" style:font-size-complex="12pt"/>
    </style:style>
    <style:style style:name="P4" style:family="paragraph" style:parent-style-name="Standard">
      <style:text-properties style:font-name="Liberation Sans" fo:font-size="12pt" officeooo:rsid="0017359e" officeooo:paragraph-rsid="001c1db9" style:font-size-asian="12pt" style:font-size-complex="12pt"/>
    </style:style>
    <style:style style:name="P5" style:family="paragraph" style:parent-style-name="Standard">
      <style:text-properties style:font-name="Liberation Sans" fo:font-size="12pt" officeooo:rsid="001aa556" officeooo:paragraph-rsid="001aa556" style:font-size-asian="12pt" style:font-size-complex="12pt"/>
    </style:style>
    <style:style style:name="P6" style:family="paragraph" style:parent-style-name="Standard">
      <style:text-properties style:font-name="Liberation Sans" officeooo:rsid="001c1db9" officeooo:paragraph-rsid="001c1db9"/>
    </style:style>
    <style:style style:name="P7" style:family="paragraph" style:parent-style-name="Standard">
      <style:text-properties style:font-name="Liberation Sans" officeooo:rsid="00170995" officeooo:paragraph-rsid="00170995"/>
    </style:style>
    <style:style style:name="P8" style:family="paragraph" style:parent-style-name="Standard">
      <style:text-properties style:font-name="Liberation Sans" officeooo:rsid="0017359e" officeooo:paragraph-rsid="001933c7"/>
    </style:style>
    <style:style style:name="P9" style:family="paragraph" style:parent-style-name="Standard">
      <style:text-properties style:font-name="Liberation Sans" officeooo:paragraph-rsid="001c1db9"/>
    </style:style>
    <style:style style:name="P10" style:family="paragraph" style:parent-style-name="Standard">
      <style:text-properties style:font-name="Liberation Sans" fo:font-weight="bold" officeooo:rsid="001c1db9" officeooo:paragraph-rsid="001c1db9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1aa556" officeooo:paragraph-rsid="001aa556" style:font-weight-asian="bold" style:font-weight-complex="bold"/>
    </style:style>
    <style:style style:name="P12" style:family="paragraph" style:parent-style-name="Standard">
      <style:text-properties style:font-name="Liberation Sans" fo:font-style="italic" officeooo:rsid="001c1db9" officeooo:paragraph-rsid="001c1db9" style:font-style-asian="italic" style:font-style-complex="italic"/>
    </style:style>
    <style:style style:name="P13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1c1db9" officeooo:paragraph-rsid="001c1db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c1db9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4" style:family="text">
      <style:text-properties style:text-outline="false" style:text-line-through-style="none" style:text-line-through-type="none" fo:font-style="italic" fo:text-shadow="none" style:text-underline-style="none" fo:font-weight="normal" officeooo:rsid="001c1db9" style:font-style-asian="italic" style:font-weight-asian="normal" style:font-style-complex="italic" style:text-emphasize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933c7" style:font-size-asian="12pt" style:font-size-complex="12pt"/>
    </style:style>
    <style:style style:name="T7" style:family="text">
      <style:text-properties fo:font-size="12pt" officeooo:rsid="001aa556" style:font-size-asian="12pt" style:font-size-complex="12pt"/>
    </style:style>
    <style:style style:name="T8" style:family="text">
      <style:text-properties fo:font-size="12pt" officeooo:rsid="001c1db9" style:font-size-asian="12pt" style:font-size-complex="12pt"/>
    </style:style>
    <style:style style:name="T9" style:family="text">
      <style:text-properties fo:font-size="12pt" fo:font-style="italic" officeooo:rsid="001c1db9" style:font-size-asian="12pt" style:font-style-asian="italic" style:font-size-complex="12pt" style:font-style-complex="italic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12pt" officeooo:rsid="001933c7" style:font-size-asian="12pt" style:font-size-complex="12pt"/>
    </style:style>
    <style:style style:name="T12" style:family="text">
      <style:text-properties style:font-name="Liberation Sans" fo:font-size="12pt" officeooo:rsid="001aa556" style:font-size-asian="12pt" style:font-size-complex="12pt"/>
    </style:style>
    <style:style style:name="T13" style:family="text">
      <style:text-properties style:font-name="Liberation Sans" fo:font-size="12pt" officeooo:rsid="001c1db9" style:font-size-asian="12pt" style:font-size-complex="12pt"/>
    </style:style>
    <style:style style:name="T14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Liberation Sans" fo:font-size="12pt" fo:font-style="italic" officeooo:rsid="001c1db9" style:font-size-asian="12pt" style:font-style-asian="italic" style:font-size-complex="12pt" style:font-style-complex="italic"/>
    </style:style>
    <style:style style:name="T16" style:family="text">
      <style:text-properties officeooo:rsid="001c1db9"/>
    </style:style>
    <style:style style:name="T17" style:family="text">
      <style:text-properties officeooo:rsid="001c362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c1db9" style:font-style-asian="italic" style:font-style-complex="italic"/>
    </style:style>
    <style:style style:name="T20" style:family="text">
      <style:text-properties fo:font-style="italic" officeooo:rsid="001c362e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versión y financiación en el plan de empresa</text:p>
      <text:p text:style-name="P10"/>
      <text:p text:style-name="P10"/>
      <text:p text:style-name="P10"><text:span text:style-name="T5">a) Inversión:</text:span></text:p>
      <text:p text:style-name="P7"><text:span text:style-name="T5"/></text:p>
      <text:p text:style-name="P1"><text:span text:style-name="T10"><text:tab/></text:span><text:span text:style-name="T15">1)</text:span><text:span text:style-name="T14">Alquiler de un estudio en Málaga</text:span><text:span text:style-name="T10"> → <text:s/></text:span><text:a xlink:type="simple" xlink:href="https://www.idealista.com/inmueble/35142611/" text:style-name="Internet_20_link" text:visited-style-name="Visited_20_Internet_20_Link"><text:span text:style-name="T10">https://www.idealista.com/inmueble/35142611/</text:span></text:a></text:p>
      <text:p text:style-name="P4"><text:tab/></text:p>
      <text:p text:style-name="P4"><text:span text:style-name="T16"><text:tab/></text:span><text:span text:style-name="T19">2)</text:span><text:span text:style-name="T18">Equipos inform</text:span><text:span text:style-name="T20">á</text:span><text:span text:style-name="T18">ticos</text:span> → Dos ordenadores para los jefes + un ordenador para cada persona (en principio solo queremos trabajando a 2 trabajadores más para hacer la aplicación). Total 4 ordenadores de los cuales cada uno tendría su precio aproximado en 600€.</text:p>
      <text:p text:style-name="P3"/>
      <text:p text:style-name="P3"><text:tab/><text:span text:style-name="T19">3)</text:span><text:span text:style-name="T18">Instalación</text:span> → Sobre unos 120€ al mes, 100€ aproximadamente para la luz y 20€ para el agua. No creo que sea tanto y es un precio aproximado</text:p>
      <text:p text:style-name="P8"><text:span text:style-name="T5"/></text:p>
      <text:p text:style-name="P2"><text:span text:style-name="T10"><text:tab/></text:span><text:span text:style-name="T15">4)</text:span><text:span text:style-name="T14">Mobiliario </text:span><text:span text:style-name="T10">→ Mesas y sillas. <text:s/></text:span><text:span text:style-name="T11">Mesas </text:span><text:span text:style-name="T12">(1)</text:span><text:span text:style-name="T11">: </text:span><text:a xlink:type="simple" xlink:href="https://www.ikea.com/es/es/p/tarendo-mesa-negro-s99000483/" text:style-name="Internet_20_link" text:visited-style-name="Visited_20_Internet_20_Link"><text:span text:style-name="T11">https://www.ikea.com/es/es/p/tarendo-mesa-negro-s99000483/</text:span></text:a><text:span text:style-name="T11"> 58€ y sillas </text:span><text:span text:style-name="T12">(4)</text:span><text:span text:style-name="T11">: </text:span><text:a xlink:type="simple" xlink:href="https://www.ikea.com/es/es/p/renberget-silla-giratoria-bomstad-negro-20339420/" text:style-name="Internet_20_link" text:visited-style-name="Visited_20_Internet_20_Link"><text:span text:style-name="T11">https://www.ikea.com/es/es/p/renberget-silla-giratoria-bomstad-negro-20339420/</text:span></text:a><text:span text:style-name="T11"> </text:span><text:span text:style-name="T12">49€</text:span></text:p>
      <text:p text:style-name="P9"><text:span text:style-name="T8"/></text:p>
      <text:p text:style-name="P9"><text:span text:style-name="T8"><text:tab/></text:span><text:span text:style-name="T9">5)Gastos de constitución</text:span><text:span text:style-name="T8"> → Gastos de la gestoría, pongamos unos 100€ tambien.</text:span></text:p>
      <text:p text:style-name="P5"/>
      <text:p text:style-name="P5"><text:tab/><text:span text:style-name="T19">6)</text:span><text:span text:style-name="T18">Salarios y seguridad social </text:span>→ Cada trabajador le pagaríamos unos 1100€ al principio ya que estaríamos empezando, con la idea de que cuando nuestra empresa empiece a marchar se le pague más<text:span text:style-name="T1">. </text:span></text:p>
      <text:p text:style-name="P5"><text:span text:style-name="T1"/></text:p>
      <text:p text:style-name="P5"><text:span text:style-name="T1"><text:tab/></text:span><text:span text:style-name="T4">7)</text:span><text:span text:style-name="T3">Material de oficina</text:span><text:span text:style-name="T1"> → No mucho dinero ya que es la idea es usar el ordenador para la mayoría de cosas, aunque es bueno tener un dinero guardado para lo que haga falta.</text:span></text:p>
      <text:p text:style-name="P11"/>
      <text:p text:style-name="P11"/>
      <text:p text:style-name="P10">b) Financiación:</text:p>
      <text:p text:style-name="P6"/>
      <text:p text:style-name="P6">Usaría:</text:p>
      <text:p text:style-name="P6"/>
      <text:p text:style-name="P6"><text:tab/><text:span text:style-name="T18">1)Aportaciones de los socios: </text:span>Cada socio pagaría mínimo unos <text:span text:style-name="T17">30</text:span>00€ al principio, para gastos realmente importantes.</text:p>
      <text:p text:style-name="P6"/>
      <text:p text:style-name="P6"><text:tab/><text:span text:style-name="T18">2)Inversores: </text:span>Con la idea de Business angels ya que buscamos que además de aportar dinero aporten contactos y conocimientos a nuestra empresa.</text:p>
      <text:p text:style-name="P6"/>
      <text:p text:style-name="P6"><text:tab/><text:span text:style-name="T18">3)</text:span> Y si no nos basta con ello pediríamos un <text:span text:style-name="T18">préstamo bancario</text:span> con el dinero necesario para ponernos en marcha.</text:p>
      <text:p text:style-name="P6"/>
      <text:p text:style-name="P10"/>
      <text:p text:style-name="P10">c)Ayudas y subvenciones:</text:p>
      <text:p text:style-name="P12"/>
      <text:p text:style-name="P12">Programa 1º. Empleo en Cooperativas</text:p>
      <text:p text:style-name="P6"/>
      <text:p text:style-name="P6">Cuando la Sociedad Cooperativa incorpora a nuevos socios/as trabajadores/as que estén inscritos como demandantes de empleo en las oficinas del SEF, antes del alta como socio/a trabajador/a o cuando el nuevo socio/a trabajador/a pase de ser un contratado por cuenta ajena de la Sociedad Cooperativa a socio/a trabajador/a, (contrato en vigor desde el año anterior). </text:p>
      <text:p text:style-name="P6"><text:soft-page-break/><text:s/></text:p>
      <text:p text:style-name="P6"/>
      <text:p text:style-name="P6"/>
      <text:p text:style-name="P12">Programa 2º. Aportaciones a Capital Social</text:p>
      <text:p text:style-name="P6"/>
      <text:p text:style-name="P6">Cuando los socios/as trabajadores/as amplían el Capital Social de la Sociedad Cooperativa o el nuevo socio/a trabajador/a aporta Capital Social, (a partir del 1 de enero de 2018), que deberá ser como mínimo de 3.000€ por socio/a trabajador/a y un máximo subvencionable de 16.000€ por socio/a trabajador/a, el importe a subvencionar será del 25% de la aportación realizada por cada socio. </text:p>
      <text:p text:style-name="P6"><text:span text:style-name="T18"><text:s/></text:span></text:p>
      <text:p text:style-name="P12">Programa 5º. Inversiones</text:p>
      <text:p text:style-name="P6"/>
      <text:p text:style-name="P6">Mediante este programa se subvencionarán las inversiones de inmovilizado material o compra de local comercial (no es subvencionable la reparación o mantenimiento), realizadas y pagadas, a partir del día 1 de enero del presente año, a partir de una inversión mínima de 12.000€, excluyendo el IVA.</text:p>
      <text:p text:style-name="P6"/>
      <text:p text:style-name="P6">El importe a subvencionar será del 30% de la Inversión realizada, excluido el IVA, a fondo perdido, con un máximo de 40.000€.</text:p>
      <text:p text:style-name="P6"/>
      <text:p text:style-name="P6">La cooperativa debe disponer de fondos propios en una cuantía de al menos el 25% de la inversión.</text:p>
      <text:p text:style-name="P6"/>
      <text:p text:style-name="P6">Se incluye la subvención por adquisición de vehículos industriales con un máximo subvencionable de 24.000€, por vehículo, (el proveedor deberá ser una empresa cuya actividad económica sea la venta de éstos, no es válido de particulares).</text:p>
      <text:p text:style-name="P6"/>
      <text:p text:style-name="P6">La inversión deberá estar <text:s/>realizada y pagada mediante talones nominativos o transferencias bancarias, en el momento de su solicitud, no se aceptan Renting, Leasing y Financieras.</text:p>
      <text:p text:style-name="P6"/>
      <text:p text:style-name="P6">Esta O<text:span text:style-name="T17">r</text:span>den de Ayudas tiene 2 plazos:</text:p>
      <text:p text:style-name="P6"/>
      <text:p text:style-name="P6">1er plazo: 30 junio</text:p>
      <text:p text:style-name="P6"/>
      <text:p text:style-name="P6">2o plazo: 30 septiembre</text:p>
      <text:p text:style-name="P6"/>
      <text:p text:style-name="P6"/>
      <text:p text:style-name="P6"/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ogle Sans" svg:font-family="'Google Sans', Roboto, Arial, sans-serif"/>
    <style:font-face style:name="Raleway" svg:font-family="Raleway"/>
    <style:font-face style:name="Roboto" svg:font-family="Roboto, Arial, 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4T10:39:37.959000000</meta:creation-date>
    <dc:date>2021-03-06T22:41:07.147000000</dc:date>
    <meta:editing-duration>PT8M4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2" meta:word-count="534" meta:character-count="3470" meta:non-whitespace-character-count="2944"/>
  </office:meta>
</office:document-meta>
</file>